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2C0000009CB6416E1089DEE307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Ubuntu Mono" svg:font-family="'Ubuntu Mono'" style:font-family-generic="modern" style:font-pitch="fixed"/>
    <style:font-face style:name="Ubuntu" svg:font-family="Ubuntu" style:font-pitch="variable"/>
    <style:font-face style:name="Ubuntu3" svg:font-family="Ubuntu" style:font-adornments="Bold" style:font-pitch="variable"/>
    <style:font-face style:name="Ubuntu1" svg:font-family="Ubuntu" style:font-adornments="Regular" style:font-pitch="variable"/>
    <style:font-face style:name="Consolas" svg:font-family="Consolas" style:font-family-generic="roman" style:font-pitch="variable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Ubuntu2" svg:font-family="Ubuntu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elvetica Neue1" svg:font-family="'Helvetica Neue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Ubuntu Mono1" svg:font-family="'Ubuntu Mono'" style:font-family-generic="system" style:font-pitch="variable"/>
  </office:font-face-decls>
  <office:automatic-styles>
    <style:style style:name="Table1" style:family="table">
      <style:table-properties style:width="7.5in" table:align="margins" style:writing-mode="lr-tb"/>
    </style:style>
    <style:style style:name="Table1.A" style:family="table-column">
      <style:table-column-properties style:column-width="1.4389in" style:rel-column-width="12573*"/>
    </style:style>
    <style:style style:name="Table1.B" style:family="table-column">
      <style:table-column-properties style:column-width="6.0611in" style:rel-column-width="52962*"/>
    </style:style>
    <style:style style:name="Table1.A1" style:family="table-cell">
      <style:table-cell-properties fo:background-color="#3381a1" fo:padding="0.0382in" fo:border-left="0.05pt solid #3381a1" fo:border-right="none" fo:border-top="0.05pt solid #3381a1" fo:border-bottom="0.05pt solid #3381a1">
        <style:background-image/>
      </style:table-cell-properties>
    </style:style>
    <style:style style:name="Table1.B1" style:family="table-cell">
      <style:table-cell-properties fo:background-color="#3381a1" fo:padding="0.0382in" fo:border="0.05pt solid #3381a1">
        <style:background-image/>
      </style:table-cell-properties>
    </style:style>
    <style:style style:name="Table1.A2" style:family="table-cell">
      <style:table-cell-properties fo:padding="0.0382in" fo:border-left="0.05pt solid #3381a1" fo:border-right="none" fo:border-top="none" fo:border-bottom="0.05pt solid #3381a1"/>
    </style:style>
    <style:style style:name="Table1.B2" style:family="table-cell">
      <style:table-cell-properties fo:padding="0.0382in" fo:border-left="0.05pt solid #3381a1" fo:border-right="0.05pt solid #3381a1" fo:border-top="none" fo:border-bottom="0.05pt solid #3381a1"/>
    </style:style>
    <style:style style:name="Table1.A3" style:family="table-cell">
      <style:table-cell-properties fo:padding="0.0382in" fo:border-left="0.05pt solid #3381a1" fo:border-right="none" fo:border-top="none" fo:border-bottom="0.05pt solid #3381a1"/>
    </style:style>
    <style:style style:name="Table1.B3" style:family="table-cell">
      <style:table-cell-properties fo:padding="0.0382in" fo:border-left="0.05pt solid #3381a1" fo:border-right="0.05pt solid #3381a1" fo:border-top="none" fo:border-bottom="0.05pt solid #3381a1"/>
    </style:style>
    <style:style style:name="Table1.A4" style:family="table-cell">
      <style:table-cell-properties fo:padding="0.0382in" fo:border-left="0.05pt solid #3381a1" fo:border-right="none" fo:border-top="none" fo:border-bottom="0.05pt solid #3381a1"/>
    </style:style>
    <style:style style:name="Table1.B4" style:family="table-cell">
      <style:table-cell-properties fo:padding="0.0382in" fo:border-left="0.05pt solid #3381a1" fo:border-right="0.05pt solid #3381a1" fo:border-top="none" fo:border-bottom="0.05pt solid #3381a1"/>
    </style:style>
    <style:style style:name="Table1.A5" style:family="table-cell">
      <style:table-cell-properties fo:padding="0.0382in" fo:border-left="0.05pt solid #3381a1" fo:border-right="none" fo:border-top="none" fo:border-bottom="0.05pt solid #3381a1"/>
    </style:style>
    <style:style style:name="Table1.B5" style:family="table-cell">
      <style:table-cell-properties fo:padding="0.0382in" fo:border-left="0.05pt solid #3381a1" fo:border-right="0.05pt solid #3381a1" fo:border-top="none" fo:border-bottom="0.05pt solid #3381a1"/>
    </style:style>
    <style:style style:name="Table1.A6" style:family="table-cell">
      <style:table-cell-properties fo:padding="0.0382in" fo:border-left="0.05pt solid #3381a1" fo:border-right="none" fo:border-top="none" fo:border-bottom="0.05pt solid #3381a1"/>
    </style:style>
    <style:style style:name="Table1.B6" style:family="table-cell">
      <style:table-cell-properties fo:padding="0.0382in" fo:border-left="0.05pt solid #3381a1" fo:border-right="0.05pt solid #3381a1" fo:border-top="none" fo:border-bottom="0.05pt solid #3381a1"/>
    </style:style>
    <style:style style:name="Table1.7" style:family="table-row">
      <style:table-row-properties fo:keep-together="always"/>
    </style:style>
    <style:style style:name="Table1.A7" style:family="table-cell">
      <style:table-cell-properties fo:padding="0.0382in" fo:border-left="0.05pt solid #3381a1" fo:border-right="none" fo:border-top="none" fo:border-bottom="0.05pt solid #3381a1"/>
    </style:style>
    <style:style style:name="Table1.B7" style:family="table-cell">
      <style:table-cell-properties fo:padding="0.0382in" fo:border-left="0.05pt solid #3381a1" fo:border-right="0.05pt solid #3381a1" fo:border-top="none" fo:border-bottom="0.05pt solid #3381a1"/>
    </style:style>
    <style:style style:name="Table1.A8" style:family="table-cell">
      <style:table-cell-properties fo:padding="0.0382in" fo:border-left="0.05pt solid #3381a1" fo:border-right="none" fo:border-top="none" fo:border-bottom="0.05pt solid #3381a1"/>
    </style:style>
    <style:style style:name="Table1.B8" style:family="table-cell">
      <style:table-cell-properties fo:padding="0.0382in" fo:border-left="0.05pt solid #3381a1" fo:border-right="0.05pt solid #3381a1" fo:border-top="none" fo:border-bottom="0.05pt solid #3381a1"/>
    </style:style>
    <style:style style:name="Table1.A9" style:family="table-cell">
      <style:table-cell-properties fo:padding="0.0382in" fo:border-left="0.05pt solid #3381a1" fo:border-right="none" fo:border-top="none" fo:border-bottom="0.05pt solid #3381a1"/>
    </style:style>
    <style:style style:name="Table1.B9" style:family="table-cell">
      <style:table-cell-properties fo:padding="0.0382in" fo:border-left="0.05pt solid #3381a1" fo:border-right="0.05pt solid #3381a1" fo:border-top="none" fo:border-bottom="0.05pt solid #3381a1"/>
    </style:style>
    <style:style style:name="Table1.A10" style:family="table-cell">
      <style:table-cell-properties fo:padding="0.0382in" fo:border-left="0.05pt solid #3381a1" fo:border-right="none" fo:border-top="none" fo:border-bottom="0.05pt solid #3381a1"/>
    </style:style>
    <style:style style:name="Table1.B10" style:family="table-cell">
      <style:table-cell-properties fo:padding="0.0382in" fo:border-left="0.05pt solid #3381a1" fo:border-right="0.05pt solid #3381a1" fo:border-top="none" fo:border-bottom="0.05pt solid #3381a1"/>
    </style:style>
    <style:style style:name="P1" style:family="paragraph" style:parent-style-name="Standard">
      <style:paragraph-properties fo:padding="0.0291in" fo:border-left="none" fo:border-right="none" fo:border-top="none" fo:border-bottom="0.06pt solid #000000" style:join-border="false"/>
    </style:style>
    <style:style style:name="P2" style:family="paragraph" style:parent-style-name="Standard">
      <style:text-properties fo:color="#808080" style:font-name="Ubuntu" fo:font-size="8pt" style:font-size-asian="8pt" style:font-size-complex="8pt"/>
    </style:style>
    <style:style style:name="P3" style:family="paragraph" style:parent-style-name="Default">
      <style:paragraph-properties fo:margin-left="0in" fo:margin-right="0in" fo:margin-top="0in" fo:margin-bottom="0in" loext:contextual-spacing="false" fo:line-height="100%" fo:text-indent="0in" style:auto-text-indent="false"/>
      <style:text-properties style:font-name="Ubuntu"/>
    </style:style>
    <style:style style:name="P4" style:family="paragraph" style:parent-style-name="Title">
      <style:paragraph-properties fo:margin-left="0in" fo:margin-right="0in" fo:margin-top="0in" fo:margin-bottom="0in" loext:contextual-spacing="false" fo:line-height="100%" fo:text-indent="0in" style:auto-text-indent="false"/>
      <style:text-properties fo:color="#00688f" style:font-name="Ubuntu" fo:font-size="18pt" fo:language="en" fo:country="US" style:font-size-asian="18pt" style:font-size-complex="18pt"/>
    </style:style>
    <style:style style:name="P5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/>
      <style:text-properties style:font-name="Ubuntu" fo:font-size="10pt" fo:font-weight="normal" officeooo:rsid="00242519" officeooo:paragraph-rsid="00226896" style:font-name-asian="Ubuntu Mono1" style:font-size-asian="10pt" style:font-weight-asian="normal" style:font-name-complex="Ubuntu Mono1" style:font-size-complex="10pt" style:font-weight-complex="normal"/>
    </style:style>
    <style:style style:name="P6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/>
      <style:text-properties fo:font-weight="normal" officeooo:rsid="002a5fee" officeooo:paragraph-rsid="002de5f4" style:font-weight-asian="normal" style:font-weight-complex="normal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fo:font-variant="normal" fo:text-transform="none" fo:color="#3381a1" style:font-name="Ubuntu" fo:font-size="10pt" fo:letter-spacing="normal" fo:language="en" fo:country="US" fo:font-style="normal" fo:font-weight="normal" officeooo:rsid="002a5fee" officeooo:paragraph-rsid="002de5f4" style:font-name-asian="Ubuntu Mono1" style:font-size-asian="10pt" style:language-asian="en" style:country-asian="US" style:font-weight-asian="normal" style:font-name-complex="Ubuntu Mono1" style:font-size-complex="10pt" style:language-complex="ar" style:country-complex="SA" style:font-weight-complex="normal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fo:font-variant="normal" fo:text-transform="none" fo:color="#000000" style:text-outline="false" style:text-line-through-style="none" style:text-line-through-type="none" style:text-position="0% 100%" style:font-name="Consolas" fo:font-size="10pt" fo:letter-spacing="normal" fo:language="en" fo:country="US" fo:font-style="normal" style:text-underline-style="none" fo:font-weight="normal" officeooo:rsid="002a5fee" officeooo:paragraph-rsid="002de5f4" style:letter-kerning="false" style:font-name-asian="Arial Unicode MS" style:font-size-asian="10pt" style:language-asian="en" style:country-asian="US" style:font-style-asian="normal" style:font-weight-asian="normal" style:font-name-complex="Arial Unicode MS" style:font-size-complex="10pt" style:language-complex="ar" style:country-complex="SA" style:font-style-complex="normal" style:font-weight-complex="normal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fo:font-variant="normal" fo:text-transform="none" fo:color="#000000" style:text-outline="false" style:text-line-through-style="none" style:text-line-through-type="none" style:text-position="0% 100%" style:font-name="Consolas" fo:font-size="10pt" fo:letter-spacing="normal" fo:language="en" fo:country="US" fo:font-style="normal" style:text-underline-style="none" fo:font-weight="normal" officeooo:rsid="002f1fb1" officeooo:paragraph-rsid="002f1fb1" style:letter-kerning="false" style:font-name-asian="Arial Unicode MS" style:font-size-asian="10pt" style:language-asian="en" style:country-asian="US" style:font-style-asian="normal" style:font-weight-asian="normal" style:font-name-complex="Arial Unicode MS" style:font-size-complex="10pt" style:language-complex="ar" style:country-complex="SA" style:font-style-complex="normal" style:font-weight-complex="normal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fo:font-variant="normal" fo:text-transform="none" fo:color="#000000" style:text-outline="false" style:text-line-through-style="none" style:text-line-through-type="none" style:text-position="0% 100%" style:font-name="Consolas" fo:font-size="10pt" fo:letter-spacing="normal" fo:language="en" fo:country="US" fo:font-style="normal" style:text-underline-style="none" fo:font-weight="normal" officeooo:rsid="002a5fee" officeooo:paragraph-rsid="002de5f4" style:letter-kerning="false" fo:background-color="transparent" style:font-name-asian="Arial Unicode MS" style:font-size-asian="10pt" style:language-asian="en" style:country-asian="US" style:font-style-asian="normal" style:font-weight-asian="normal" style:font-name-complex="Arial Unicode MS" style:font-size-complex="10pt" style:language-complex="ar" style:country-complex="SA" style:font-style-complex="normal" style:font-weight-complex="normal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fo:font-variant="normal" fo:text-transform="none" fo:color="#333333" style:font-name="Ubuntu" fo:font-size="10pt" fo:letter-spacing="normal" fo:language="en" fo:country="US" fo:font-style="normal" fo:font-weight="normal" officeooo:rsid="002a5fee" officeooo:paragraph-rsid="002de5f4" style:font-name-asian="Ubuntu Mono1" style:font-size-asian="10pt" style:language-asian="en" style:country-asian="US" style:font-weight-asian="normal" style:font-name-complex="Ubuntu Mono1" style:font-size-complex="10pt" style:language-complex="ar" style:country-complex="SA" style:font-weight-complex="normal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font-name="Ubuntu Mono" fo:font-size="7pt" fo:letter-spacing="normal" fo:language="en" fo:country="US" fo:font-style="normal" fo:font-weight="normal" officeooo:rsid="002a5fee" officeooo:paragraph-rsid="002de5f4" style:font-name-asian="Ubuntu Mono1" style:font-size-asian="7pt" style:language-asian="en" style:country-asian="US" style:font-weight-asian="normal" style:font-name-complex="Ubuntu Mono1" style:font-size-complex="7pt" style:language-complex="ar" style:country-complex="SA" style:font-weight-complex="normal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outline="false" style:text-line-through-style="none" style:text-line-through-type="none" style:text-position="0% 100%" style:font-name="Ubuntu Mono" fo:font-size="7pt" fo:letter-spacing="normal" fo:language="en" fo:country="US" fo:font-style="normal" style:text-underline-style="none" fo:font-weight="normal" officeooo:rsid="002a5fee" officeooo:paragraph-rsid="002de5f4" style:letter-kerning="false" style:font-name-asian="Ubuntu Mono1" style:font-size-asian="7pt" style:language-asian="en" style:country-asian="US" style:font-style-asian="normal" style:font-weight-asian="normal" style:font-name-complex="Ubuntu Mono1" style:font-size-complex="7pt" style:language-complex="ar" style:country-complex="SA" style:font-style-complex="normal" style:font-weight-complex="normal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0pt" officeooo:paragraph-rsid="002de5f4" fo:background-color="#fffbcc" style:font-size-asian="10pt" style:font-size-complex="10pt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0pt" style:font-size-asian="10pt" style:font-size-complex="10pt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0pt" officeooo:paragraph-rsid="002de5f4" style:font-size-asian="10pt" style:font-size-complex="10pt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10pt" officeooo:paragraph-rsid="002de5f4" style:font-size-asian="10pt" style:font-size-complex="10pt"/>
    </style:style>
    <style:style style:name="P18" style:family="paragraph" style:parent-style-name="Table_20_Contents">
      <style:text-properties fo:color="#ffffff" style:font-name="Ubuntu1" officeooo:rsid="002de5f4" officeooo:paragraph-rsid="002de5f4"/>
    </style:style>
    <style:style style:name="P19" style:family="paragraph" style:parent-style-name="Table_20_Contents">
      <style:text-properties style:font-name="Ubuntu1" officeooo:rsid="002de5f4" officeooo:paragraph-rsid="002de5f4"/>
    </style:style>
    <style:style style:name="P20" style:family="paragraph" style:parent-style-name="Table_20_Contents">
      <style:text-properties style:font-name="Ubuntu1" officeooo:rsid="002f1fb1" officeooo:paragraph-rsid="002f1fb1"/>
    </style:style>
    <style:style style:name="P21" style:family="paragraph" style:parent-style-name="Table_20_Contents">
      <style:text-properties style:font-name="Ubuntu1" officeooo:rsid="002fd24a" officeooo:paragraph-rsid="002fd24a"/>
    </style:style>
    <style:style style:name="P22" style:family="paragraph" style:parent-style-name="Title">
      <style:text-properties officeooo:rsid="002de5f4" officeooo:paragraph-rsid="002de5f4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paragraph-rsid="002de5f4" fo:background-color="#fffbcc" style:font-size-asian="10pt" style:font-size-complex="10pt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paragraph-rsid="002de5f4" style:font-size-asian="10pt" style:font-size-complex="10pt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ize="10pt" style:font-size-asian="10pt" style:font-size-complex="10pt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0pt" style:font-size-asian="10pt" style:font-size-complex="10pt"/>
    </style:style>
    <style:style style:name="P27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fo:font-variant="normal" fo:text-transform="none" fo:color="#ff0000" style:text-outline="false" style:text-line-through-style="none" style:text-line-through-type="none" style:text-position="0% 100%" style:font-name="Consolas" fo:font-size="10pt" fo:letter-spacing="normal" fo:language="en" fo:country="US" fo:font-style="normal" style:text-underline-style="none" fo:font-weight="normal" officeooo:rsid="002a5fee" officeooo:paragraph-rsid="002de5f4" style:letter-kerning="false" style:font-name-asian="Arial Unicode MS" style:font-size-asian="10pt" style:language-asian="en" style:country-asian="US" style:font-style-asian="normal" style:font-weight-asian="normal" style:font-name-complex="Arial Unicode MS" style:font-size-complex="10pt" style:language-complex="ar" style:country-complex="SA" style:font-style-complex="normal" style:font-weight-complex="normal"/>
    </style:style>
    <style:style style:name="P28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fo:font-variant="normal" fo:text-transform="none" fo:color="#000000" style:text-outline="false" style:text-line-through-style="none" style:text-line-through-type="none" style:text-position="0% 100%" style:font-name="Consolas" fo:font-size="10pt" fo:letter-spacing="normal" fo:language="en" fo:country="US" fo:font-style="normal" style:text-underline-style="none" fo:font-weight="normal" officeooo:rsid="00331004" officeooo:paragraph-rsid="00331004" style:letter-kerning="false" fo:background-color="transparent" style:font-name-asian="Arial Unicode MS" style:font-size-asian="10pt" style:language-asian="en" style:country-asian="US" style:font-style-asian="normal" style:font-weight-asian="normal" style:font-name-complex="Arial Unicode MS" style:font-size-complex="10pt" style:language-complex="ar" style:country-complex="SA" style:font-style-complex="normal" style:font-weight-complex="normal"/>
    </style:style>
    <style:style style:name="P29" style:family="paragraph" style:parent-style-name="Default" style:master-page-name="Standard">
      <style:paragraph-properties fo:margin-left="0in" fo:margin-right="0in" fo:margin-top="0in" fo:margin-bottom="0in" loext:contextual-spacing="false" fo:line-height="100%" fo:text-indent="0in" style:auto-text-indent="false" style:page-number="auto"/>
      <style:text-properties style:font-name="Ubuntu"/>
    </style:style>
    <style:style style:name="P30" style:family="paragraph" style:parent-style-name="Table_20_Contents">
      <style:text-properties fo:color="#ffffff" style:font-name="Ubuntu1" officeooo:rsid="002de5f4" officeooo:paragraph-rsid="0026c093"/>
    </style:style>
    <style:style style:name="P31" style:family="paragraph" style:parent-style-name="Table_20_Contents">
      <style:text-properties style:font-name="Ubuntu1" officeooo:rsid="00331004" officeooo:paragraph-rsid="00331004"/>
    </style:style>
    <style:style style:name="P32" style:family="paragraph" style:parent-style-name="Table_20_Contents">
      <style:paragraph-properties fo:margin-left="0in" fo:margin-right="0in" fo:margin-top="0in" fo:margin-bottom="0in" loext:contextual-spacing="false" fo:line-height="100%" fo:text-indent="0in" style:auto-text-indent="false"/>
      <style:text-properties fo:font-variant="normal" fo:text-transform="none" fo:color="#000000" style:text-outline="false" style:text-line-through-style="none" style:text-line-through-type="none" style:text-position="0% 100%" style:font-name="Ubuntu1" fo:font-size="10pt" fo:letter-spacing="normal" fo:language="en" fo:country="US" fo:font-style="normal" style:text-underline-style="none" fo:font-weight="normal" officeooo:rsid="00331004" officeooo:paragraph-rsid="00331004" style:letter-kerning="false" fo:background-color="transparent" style:font-name-asian="Ubuntu Mono1" style:font-size-asian="10pt" style:language-asian="en" style:country-asian="US" style:font-style-asian="normal" style:font-weight-asian="normal" style:font-name-complex="Ubuntu Mono1" style:font-size-complex="10pt" style:language-complex="ar" style:country-complex="SA" style:font-style-complex="normal" style:font-weight-complex="normal"/>
    </style:style>
    <style:style style:name="P33" style:family="paragraph" style:parent-style-name="Table_20_Contents">
      <style:paragraph-properties fo:margin-left="0in" fo:margin-right="0in" fo:margin-top="0in" fo:margin-bottom="0in" loext:contextual-spacing="false" fo:line-height="100%" fo:text-indent="0in" style:auto-text-indent="false"/>
      <style:text-properties fo:font-variant="normal" fo:text-transform="none" fo:color="#000000" style:text-outline="false" style:text-line-through-style="none" style:text-line-through-type="none" style:text-position="0% 100%" style:font-name="Ubuntu1" fo:font-size="10pt" fo:letter-spacing="normal" fo:language="en" fo:country="US" fo:font-style="normal" style:text-underline-style="none" fo:font-weight="normal" officeooo:rsid="00331004" officeooo:paragraph-rsid="00338c22" style:letter-kerning="false" fo:background-color="transparent" style:font-name-asian="Ubuntu Mono1" style:font-size-asian="10pt" style:language-asian="en" style:country-asian="US" style:font-style-asian="normal" style:font-weight-asian="normal" style:font-name-complex="Ubuntu Mono1" style:font-size-complex="10pt" style:language-complex="ar" style:country-complex="SA" style:font-style-complex="normal" style:font-weight-complex="normal"/>
    </style:style>
    <style:style style:name="P34" style:family="paragraph" style:parent-style-name="Table_20_Contents">
      <style:paragraph-properties fo:margin-left="0in" fo:margin-right="0in" fo:margin-top="0in" fo:margin-bottom="0in" loext:contextual-spacing="false" fo:line-height="100%" fo:text-indent="0in" style:auto-text-indent="false"/>
      <style:text-properties fo:font-variant="normal" fo:text-transform="none" fo:color="#000000" style:text-outline="false" style:text-line-through-style="none" style:text-line-through-type="none" style:text-position="0% 100%" style:font-name="Ubuntu1" fo:font-size="10pt" fo:letter-spacing="normal" fo:language="en" fo:country="US" fo:font-style="normal" style:text-underline-style="none" fo:font-weight="normal" officeooo:rsid="00331004" officeooo:paragraph-rsid="0034daae" style:letter-kerning="false" fo:background-color="transparent" style:font-name-asian="Ubuntu Mono1" style:font-size-asian="10pt" style:language-asian="en" style:country-asian="US" style:font-style-asian="normal" style:font-weight-asian="normal" style:font-name-complex="Ubuntu Mono1" style:font-size-complex="10pt" style:language-complex="ar" style:country-complex="SA" style:font-style-complex="normal" style:font-weight-complex="normal"/>
    </style:style>
    <style:style style:name="P35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/>
      <style:text-properties fo:font-variant="normal" fo:text-transform="none" fo:color="#000000" style:text-outline="false" style:text-line-through-style="none" style:text-line-through-type="none" style:text-position="0% 100%" style:font-name="Ubuntu Mono" fo:font-size="10pt" fo:letter-spacing="normal" fo:language="en" fo:country="US" fo:font-style="normal" style:text-underline-style="none" fo:font-weight="normal" officeooo:rsid="0026c093" officeooo:paragraph-rsid="00331004" style:letter-kerning="false" fo:background-color="transparent" style:font-name-asian="Ubuntu Mono1" style:font-size-asian="10pt" style:language-asian="en" style:country-asian="US" style:font-style-asian="normal" style:font-weight-asian="normal" style:font-name-complex="Ubuntu Mono1" style:font-size-complex="10pt" style:language-complex="ar" style:country-complex="SA" style:font-style-complex="normal" style:font-weight-complex="normal"/>
    </style:style>
    <style:style style:name="T1" style:family="text">
      <style:text-properties fo:color="#ff0000"/>
    </style:style>
    <style:style style:name="T2" style:family="text">
      <style:text-properties fo:color="#ff0000" style:font-name="Consolas"/>
    </style:style>
    <style:style style:name="T3" style:family="text">
      <style:text-properties fo:color="#ff0000" style:font-name="Consolas"/>
    </style:style>
    <style:style style:name="T4" style:family="text">
      <style:text-properties fo:font-variant="normal" fo:text-transform="none" fo:color="#e48e1a" style:text-outline="false" style:text-line-through-style="none" style:text-line-through-type="none" style:text-position="0% 100%" style:font-name="Consolas" fo:font-size="14pt" fo:letter-spacing="normal" fo:language="en" fo:country="US" fo:font-style="normal" style:text-underline-style="none" fo:font-weight="normal" officeooo:rsid="0031b259" style:letter-kerning="false" style:font-name-asian="Arial Unicode MS" style:font-size-asian="14pt" style:language-asian="en" style:country-asian="US" style:font-style-asian="normal" style:font-weight-asian="normal" style:font-name-complex="Arial Unicode MS" style:font-size-complex="14pt" style:language-complex="ar" style:country-complex="SA" style:font-style-complex="normal" style:font-weight-complex="normal"/>
    </style:style>
    <style:style style:name="T5" style:family="text">
      <style:text-properties fo:color="#000000" style:font-name="Consolas"/>
    </style:style>
    <style:style style:name="T6" style:family="text">
      <style:text-properties fo:color="#000000" style:font-name="Consolas"/>
    </style:style>
    <style:style style:name="T7" style:family="text">
      <style:text-properties fo:color="#800000" style:font-name="Consolas" fo:font-weight="bold" style:font-weight-asian="bold"/>
    </style:style>
    <style:style style:name="T8" style:family="text">
      <style:text-properties fo:color="#800000" style:font-name="Consolas" fo:font-weight="bold" style:font-weight-asian="bold"/>
    </style:style>
    <style:style style:name="T9" style:family="text">
      <style:text-properties fo:color="#800000" style:font-name="Consolas" fo:font-weight="bold" officeooo:rsid="00331004" style:font-weight-asian="bold"/>
    </style:style>
    <style:style style:name="T10" style:family="text">
      <style:text-properties fo:color="#800000" fo:font-weight="bold" style:font-weight-asian="bold"/>
    </style:style>
    <style:style style:name="T11" style:family="text">
      <style:text-properties fo:color="#800000" fo:font-weight="bold" officeooo:rsid="0031e692" style:font-weight-asian="bold"/>
    </style:style>
    <style:style style:name="T12" style:family="text">
      <style:text-properties fo:color="#800000" fo:font-weight="bold" style:font-weight-asian="bold"/>
    </style:style>
    <style:style style:name="T13" style:family="text">
      <style:text-properties fo:color="#000080" style:font-name="Consolas" fo:font-weight="bold" style:font-weight-asian="bold"/>
    </style:style>
    <style:style style:name="T14" style:family="text">
      <style:text-properties fo:color="#000080" fo:font-weight="bold" style:font-weight-asian="bold"/>
    </style:style>
    <style:style style:name="T15" style:family="text">
      <style:text-properties style:font-name="Consolas"/>
    </style:style>
    <style:style style:name="T16" style:family="text">
      <style:text-properties style:font-name="Consolas"/>
    </style:style>
    <style:style style:name="T17" style:family="text">
      <style:text-properties style:font-name="Consolas" officeooo:rsid="00331004"/>
    </style:style>
    <style:style style:name="T18" style:family="text">
      <style:text-properties fo:color="#0000ff" style:font-name="Consolas"/>
    </style:style>
    <style:style style:name="T19" style:family="text">
      <style:text-properties officeooo:rsid="002f1fb1"/>
    </style:style>
    <style:style style:name="T20" style:family="text">
      <style:text-properties fo:font-size="8pt" officeooo:rsid="002f1fb1" style:font-size-asian="8pt" style:font-size-complex="8pt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338c22" style:font-weight-asian="normal" style:font-weight-complex="normal"/>
    </style:style>
    <style:style style:name="T23" style:family="text">
      <style:text-properties fo:font-weight="normal" officeooo:rsid="0034daae" style:font-weight-asian="normal" style:font-weight-complex="normal"/>
    </style:style>
    <style:style style:name="T24" style:family="text">
      <style:text-properties fo:color="#e9a533" fo:font-size="12pt" fo:font-weight="normal" officeooo:rsid="00331004" style:font-size-asian="12pt" style:font-weight-asian="normal" style:font-size-complex="12pt" style:font-weight-complex="normal"/>
    </style:style>
    <style:style style:name="T25" style:family="text">
      <style:text-properties style:font-name="Ubuntu1" fo:font-weight="normal" officeooo:rsid="00331004" style:font-weight-asian="normal" style:font-weight-complex="normal"/>
    </style:style>
    <style:style style:name="fr1" style:family="graphic" style:parent-style-name="Graphics">
      <style:graphic-properties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/>
      <text:p text:style-name="P3"/>
      <text:p text:style-name="P3"/>
      <text:p text:style-name="P4"/>
      <text:p text:style-name="P22">MySQL Tables and Views</text:p>
      <text:p text:style-name="P5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8">Task</text:p>
            </table:table-cell>
            <table:table-cell table:style-name="Table1.B1" office:value-type="string">
              <text:p text:style-name="P30">Syntax</text:p>
            </table:table-cell>
          </table:table-row>
        </table:table-header-rows>
        <table:table-row>
          <table:table-cell table:style-name="Table1.A2" office:value-type="string">
            <text:p text:style-name="P19">Specify Engine</text:p>
          </table:table-cell>
          <table:table-cell table:style-name="Table1.B2" office:value-type="string">
            <text:p text:style-name="P11"><text:span text:style-name="T7">CREATE</text:span><text:span text:style-name="T5"> </text:span><text:span text:style-name="T7">TABLE</text:span><text:span text:style-name="T5"> xyz(i </text:span><text:span text:style-name="T13">int</text:span><text:span text:style-name="T5">)</text:span></text:p>
            <text:p text:style-name="P7"><text:span text:style-name="T15">ENGINE = InnoDB;</text:span></text:p>
          </table:table-cell>
        </table:table-row>
        <table:table-row>
          <table:table-cell table:style-name="Table1.A10" office:value-type="string">
            <text:p text:style-name="P19">Define Keys</text:p>
          </table:table-cell>
          <table:table-cell table:style-name="Table1.B10" office:value-type="string">
            <text:p text:style-name="P7"><text:span text:style-name="T7">CREATE</text:span><text:span text:style-name="T5"> </text:span><text:span text:style-name="T7">TABLE</text:span><text:span text:style-name="T5"> t3(</text:span></text:p>
            <text:p text:style-name="P16"><text:span text:style-name="T5">i </text:span><text:span text:style-name="T13">int</text:span><text:span text:style-name="T5">,</text:span></text:p>
            <text:p text:style-name="P16"><text:span text:style-name="T5">j </text:span><text:span text:style-name="T13">int</text:span><text:span text:style-name="T5">, </text:span></text:p>
            <text:p text:style-name="P16"><text:span text:style-name="T5">k </text:span><text:span text:style-name="T13">int</text:span><text:span text:style-name="T5">,</text:span></text:p>
            <text:p text:style-name="P16"><text:span text:style-name="T7">PRIMARY</text:span><text:span text:style-name="T5"> </text:span><text:span text:style-name="T7">KEY</text:span><text:span text:style-name="T5">(i),</text:span></text:p>
            <text:p text:style-name="P16"><text:span text:style-name="T7">UNIQUE</text:span><text:span text:style-name="T5">(k)</text:span></text:p>
            <text:p text:style-name="P7"><text:span text:style-name="T5">)</text:span><text:span text:style-name="T2">;</text:span></text:p>
          </table:table-cell>
        </table:table-row>
        <table:table-row>
          <table:table-cell table:style-name="Table1.A10" office:value-type="string">
            <text:p text:style-name="P19">Enforce Referential Integrity</text:p>
          </table:table-cell>
          <table:table-cell table:style-name="Table1.B10" office:value-type="string">
            <text:p text:style-name="P8"><text:span text:style-name="T11">CREATE</text:span> <text:span text:style-name="T10">TABLE</text:span> t4(</text:p>
            <text:p text:style-name="P23">id serial,</text:p>
            <text:p text:style-name="P16"><text:span text:style-name="T5">abc </text:span><text:span text:style-name="T13">varchar</text:span><text:span text:style-name="T5">(</text:span><text:span text:style-name="T18">8</text:span><text:span text:style-name="T5">)</text:span></text:p>
            <text:p text:style-name="P16"><text:span text:style-name="T5">)</text:span><text:span text:style-name="T2">;</text:span></text:p>
            <text:p text:style-name="P17"/>
            <text:p text:style-name="P16"><text:span text:style-name="T7">CREATE</text:span><text:span text:style-name="T5"> </text:span><text:span text:style-name="T7">TABLE</text:span><text:span text:style-name="T5"> t5(</text:span></text:p>
            <text:p text:style-name="P24">id serial, </text:p>
            <text:p text:style-name="P14"><text:span text:style-name="T5">t5_id </text:span><text:span text:style-name="T13">bigint</text:span><text:span text:style-name="T5"> </text:span><text:span text:style-name="T7">UNSIGNED</text:span><text:span text:style-name="T5">,</text:span></text:p>
            <text:p text:style-name="P16"><text:span text:style-name="T5">xyz </text:span><text:span text:style-name="T13">varchar</text:span><text:span text:style-name="T5">(</text:span><text:span text:style-name="T18">8</text:span><text:span text:style-name="T5">),</text:span></text:p>
            <text:p text:style-name="P16"><text:span text:style-name="T7">FOREIGN</text:span><text:span text:style-name="T5"> </text:span><text:span text:style-name="T7">KEY</text:span><text:span text:style-name="T5">(t5_id) </text:span><text:span text:style-name="T7">REFERENCES</text:span><text:span text:style-name="T5"> t4(id) </text:span><text:span text:style-name="T7">ON</text:span><text:span text:style-name="T5"> </text:span><text:span text:style-name="T7">UPDATE</text:span><text:span text:style-name="T5"> </text:span><text:span text:style-name="T7">CASCADE</text:span><text:span text:style-name="T5"> </text:span><text:span text:style-name="T7">ON</text:span><text:span text:style-name="T5"> </text:span><text:span text:style-name="T7">DELETE</text:span><text:span text:style-name="T5"> </text:span><text:span text:style-name="T7">CASCADE</text:span><text:span text:style-name="T5"> </text:span></text:p>
            <text:p text:style-name="P8">)<text:span text:style-name="T1">;</text:span></text:p>
            <text:p text:style-name="P27"/>
            <text:p text:style-name="P8">/<text:span text:style-name="T19">* </text:span><text:span text:style-name="T20">[ON {UPDATE | DELETE} {RESTRICT | CASCADE | SET NULL | NO ACTION | SET DEFAULT} ] </text:span><text:span text:style-name="T19">*/</text:span></text:p>
            <text:p text:style-name="P9"/>
            <text:p text:style-name="P12">+------------+-------------+---------------------+------------+--------------+-----------------+-----------+---------+</text:p>
            <text:p text:style-name="P12">| table_name | column_name | column_type <text:s text:c="8"/>| index_name | seq_in_index | constraint_name | ref_table | ref_col |</text:p>
            <text:p text:style-name="P12">+------------+-------------+---------------------+------------+--------------+-----------------+-----------+---------+</text:p>
            <text:p text:style-name="P12">| t4 <text:s text:c="8"/>| id <text:s text:c="9"/>| bigint(20) unsigned | id <text:s text:c="8"/>| <text:s text:c="11"/>1 | id <text:s text:c="13"/>| NULL <text:s text:c="5"/>| NULL <text:s text:c="3"/>|</text:p>
            <text:p text:style-name="P12">| t4 <text:s text:c="8"/>| abc <text:s text:c="8"/>| varchar(8) <text:s text:c="9"/>| NULL <text:s text:c="6"/>| <text:s text:c="8"/>NULL | NULL <text:s text:c="11"/>| NULL <text:s text:c="5"/>| NULL <text:s text:c="3"/>|</text:p>
            <text:p text:style-name="P12">| t5 <text:s text:c="8"/>| id <text:s text:c="9"/>| bigint(20) unsigned | id <text:s text:c="8"/>| <text:s text:c="11"/>1 | id <text:s text:c="13"/>| NULL <text:s text:c="5"/>| NULL <text:s text:c="3"/>|</text:p>
            <text:p text:style-name="P12">| t5 <text:s text:c="8"/>| t5_id <text:s text:c="6"/>| bigint(20) unsigned | t5_id <text:s text:c="5"/>| <text:s text:c="11"/>1 | t5_ibfk_1 <text:s text:c="6"/>| t4 <text:s text:c="7"/>| id <text:s text:c="5"/>|</text:p>
            <text:p text:style-name="P12">| t5 <text:s text:c="8"/>| xyz <text:s text:c="8"/>| varchar(8) <text:s text:c="9"/>| NULL <text:s text:c="6"/>| <text:s text:c="8"/>NULL | NULL <text:s text:c="11"/>| NULL <text:s text:c="5"/>| NULL <text:s text:c="3"/>|</text:p>
            <text:p text:style-name="P13">+------------+-------------+---------------------+------------+--------------+-----------------+-----------+---------+</text:p>
          </table:table-cell>
        </table:table-row>
        <table:table-row>
          <table:table-cell table:style-name="Table1.A10" office:value-type="string">
            <text:p text:style-name="P19">Copy Table Structure (No Data)</text:p>
          </table:table-cell>
          <table:table-cell table:style-name="Table1.B10" office:value-type="string">
            <text:p text:style-name="P10"><text:span text:style-name="T10">CREATE</text:span> <text:span text:style-name="T10">TABLE</text:span> t1 <text:span text:style-name="T10">LIKE</text:span> t2<text:span text:style-name="T1">;</text:span></text:p>
          </table:table-cell>
        </table:table-row>
        <table:table-row>
          <table:table-cell table:style-name="Table1.A10" office:value-type="string">
            <text:p text:style-name="P19">Copy Table Data (No Keys)</text:p>
          </table:table-cell>
          <table:table-cell table:style-name="Table1.B10" office:value-type="string">
            <text:p text:style-name="P10"><text:span text:style-name="T10">CREATE</text:span> <text:span text:style-name="T10">TABLE</text:span> t1 <text:span text:style-name="T10">SELECT</text:span> * <text:span text:style-name="T10">FROM</text:span> t2<text:span text:style-name="T1">;</text:span></text:p>
          </table:table-cell>
        </table:table-row>
        <table:table-row table:style-name="Table1.7">
          <table:table-cell table:style-name="Table1.A10" office:value-type="string">
            <text:p text:style-name="P20">Add Columns and Indices</text:p>
          </table:table-cell>
          <table:table-cell table:style-name="Table1.B10" office:value-type="string">
            <text:p text:style-name="P8"><text:span text:style-name="T10">ALTER</text:span> <text:span text:style-name="T10">TABLE</text:span> t1 <text:span text:style-name="T10">ADD</text:span> <text:span text:style-name="T10">COLUMN</text:span> my_col <text:span text:style-name="T14">int</text:span> <text:span text:style-name="T10">NOT</text:span> <text:span text:style-name="T10">NULL</text:span><text:span text:style-name="T1">;</text:span></text:p>
            <text:p text:style-name="P15"><text:span text:style-name="T7">ALTER</text:span><text:span text:style-name="T5"> </text:span><text:span text:style-name="T7">TABLE</text:span><text:span text:style-name="T5"> t1 </text:span><text:span text:style-name="T7">ADD</text:span><text:span text:style-name="T5"> </text:span><text:span text:style-name="T7">COLUMN</text:span><text:span text:style-name="T5"> first_col </text:span><text:span text:style-name="T13">int</text:span><text:span text:style-name="T5"> </text:span><text:span text:style-name="T7">FIRST</text:span><text:span text:style-name="T2">;</text:span></text:p>
            <text:p text:style-name="P15"><text:span text:style-name="T7">ALTER</text:span><text:span text:style-name="T5"> </text:span><text:span text:style-name="T7">TABLE</text:span><text:span text:style-name="T5"> t1 </text:span><text:span text:style-name="T7">ADD</text:span><text:span text:style-name="T5"> </text:span><text:span text:style-name="T7">COLUMN</text:span><text:span text:style-name="T5"> my_col2 </text:span><text:span text:style-name="T13">int</text:span><text:span text:style-name="T5"> </text:span><text:span text:style-name="T7">AFTER</text:span><text:span text:style-name="T5"> first_col</text:span><text:span text:style-name="T2">;</text:span></text:p>
            <text:p text:style-name="P15"><text:span text:style-name="T7">ALTER</text:span><text:span text:style-name="T5"> </text:span><text:span text:style-name="T7">TABLE</text:span><text:span text:style-name="T5"> t1 </text:span><text:span text:style-name="T7">ADD</text:span><text:span text:style-name="T5"> </text:span><text:span text:style-name="T7">INDEX</text:span><text:span text:style-name="T5">(my_col2)</text:span><text:span text:style-name="T2">;</text:span></text:p>
            <text:p text:style-name="P15"><text:span text:style-name="T7">ALTER</text:span><text:span text:style-name="T5"> </text:span><text:span text:style-name="T7">TABLE</text:span><text:span text:style-name="T5"> t1 </text:span><text:span text:style-name="T7">ADD</text:span><text:span text:style-name="T5"> </text:span><text:span text:style-name="T7">PRIMARY</text:span><text:span text:style-name="T5"> </text:span><text:span text:style-name="T7">KEY</text:span><text:span text:style-name="T5">(i1)</text:span><text:span text:style-name="T2">;</text:span></text:p>
            <text:p text:style-name="P8"><text:span text:style-name="T10">ALTER</text:span> <text:span text:style-name="T10">TABLE</text:span> t1 <text:span text:style-name="T10">ADD</text:span> <text:span text:style-name="T10">UNIQUE</text:span>(j1)<text:span text:style-name="T1">;</text:span></text:p>
          </table:table-cell>
        </table:table-row>
        <table:table-row>
          <table:table-cell table:style-name="Table1.A10" office:value-type="string">
            <text:p text:style-name="P21">Rename a Table</text:p>
          </table:table-cell>
          <table:table-cell table:style-name="Table1.B10" office:value-type="string">
            <text:p text:style-name="P10"><text:span text:style-name="T10">RENAME</text:span> <text:span text:style-name="T10">TABLE</text:span> t1 <text:span text:style-name="T10">TO</text:span> t2<text:span text:style-name="T1">;</text:span></text:p>
          </table:table-cell>
        </table:table-row>
        <text:soft-page-break/>
        <table:table-row table:style-name="Table1.7">
          <table:table-cell table:style-name="Table1.A10" office:value-type="string">
            <text:p text:style-name="P31">Create a View</text:p>
          </table:table-cell>
          <table:table-cell table:style-name="Table1.B10" office:value-type="string">
            <text:p text:style-name="P28"><text:span text:style-name="T10">CREATE</text:span> <text:span text:style-name="T10">VIEW</text:span> v1 <text:span text:style-name="T10">AS</text:span> </text:p>
            <text:p text:style-name="P15"><text:span text:style-name="T7">SELECT</text:span><text:span text:style-name="T5"> first_col, my_col2, i1, j1, i1 + j1 </text:span><text:span text:style-name="T7">AS</text:span><text:span text:style-name="T5"> k1</text:span></text:p>
            <text:p text:style-name="P15"><text:span text:style-name="T9">FRO</text:span><text:span text:style-name="T7">M</text:span><text:span text:style-name="T5"> t1</text:span><text:span text:style-name="T2">;</text:span></text:p>
            <text:p text:style-name="P15"><text:span text:style-name="T2"/></text:p>
            <text:p text:style-name="P25"><text:span text:style-name="T15">/</text:span><text:span text:style-name="T17">* Restrictions */</text:span></text:p>
            <text:p text:style-name="P28">1.<text:tab/>No temporary views.</text:p>
            <text:p text:style-name="P28">2.<text:tab/>No triggers.</text:p>
            <text:p text:style-name="P28">3.<text:tab/>No references to user variables.</text:p>
            <text:p text:style-name="P28">4.<text:tab/>No suq-queries in FROM clause.</text:p>
            <text:p text:style-name="P28">5.<text:tab/>References to temp tables, user variables, procedure parameters, or routine parameters.</text:p>
          </table:table-cell>
        </table:table-row>
        <table:table-row table:style-name="Table1.7">
          <table:table-cell table:style-name="Table1.A10" office:value-type="string">
            <text:p text:style-name="P31"/>
          </table:table-cell>
          <table:table-cell table:style-name="Table1.B10" office:value-type="string">
            <text:p text:style-name="P28"/>
          </table:table-cell>
        </table:table-row>
      </table:table>
      <text:p text:style-name="Text_20_body"/>
      <text:p text:style-name="P6"><text:span text:style-name="Strong_20_Emphasis"><text:span text:style-name="T4"/></text:span></text:p>
      <text:p text:style-name="P35"><text:span text:style-name="Strong_20_Emphasis"><text:span text:style-name="T24">Updatable Views</text:span></text:span></text:p>
      <text:p text:style-name="P32"><text:span text:style-name="Strong_20_Emphasis"><text:span text:style-name="T25"/></text:span></text:p>
      <text:p text:style-name="P32"><text:span text:style-name="Strong_20_Emphasis"><text:span text:style-name="T21">Views are updatable if ∃ a one-to-row relationship between </text:span></text:span><text:span text:style-name="Strong_20_Emphasis"><text:span text:style-name="T22">rows in the view and rows in the underlying tables. <text:s/></text:span></text:span></text:p>
      <text:p text:style-name="P33"><text:span text:style-name="Strong_20_Emphasis"><text:span text:style-name="T22">Therefore: <text:s/>no aggragate functions</text:span></text:span></text:p>
      <text:p text:style-name="P33"><text:span text:style-name="Strong_20_Emphasis"><text:span text:style-name="T22"/></text:span></text:p>
      <text:p text:style-name="P34"><text:span text:style-name="Strong_20_Emphasis"><text:span text:style-name="T23">See § 23.5.3 in the 5.7 Reference Manual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Ubuntu Mono" svg:font-family="'Ubuntu Mono'" style:font-family-generic="modern" style:font-pitch="fixed"/>
    <style:font-face style:name="Ubuntu" svg:font-family="Ubuntu" style:font-pitch="variable"/>
    <style:font-face style:name="Ubuntu3" svg:font-family="Ubuntu" style:font-adornments="Bold" style:font-pitch="variable"/>
    <style:font-face style:name="Ubuntu1" svg:font-family="Ubuntu" style:font-adornments="Regular" style:font-pitch="variable"/>
    <style:font-face style:name="Consolas" svg:font-family="Consolas" style:font-family-generic="roman" style:font-pitch="variable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Ubuntu2" svg:font-family="Ubuntu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elvetica Neue1" svg:font-family="'Helvetica Neue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Ubuntu Mono1" svg:font-family="'Ubuntu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fo:color="#00000a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padding="0in" fo:border="none" fo:keep-with-next="auto" text:number-lines="true" text:line-number="0" style:text-autospace="ideograph-alpha" style:punctuation-wrap="hanging" style:line-break="strict" style:tab-stop-distance="0.5in" style:writing-mode="lr-tb"/>
      <style:text-properties fo:font-variant="normal" fo:text-transform="none" fo:color="#00000a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loext:padding="0in" loext:border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fo:language="en" fo:country="US" style:font-size-asian="12pt" style:language-asian="en" style:country-asian="US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0%"/>
      <style:text-properties style:font-name="Ubuntu1" fo:font-family="Ubuntu" style:font-style-name="Regular" style:font-pitch="variable" fo:font-size="10pt" officeooo:rsid="00242519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efault" style:family="paragraph" style:default-outline-level="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#ffffff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Ubuntu2" fo:font-family="Ubuntu" style:font-family-generic="roman" style:font-pitch="variable" fo:font-size="14pt" fo:letter-spacing="normal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4pt" style:font-style-asian="normal" style:font-weight-asian="normal" style:font-name-complex="Arial Unicode MS" style:font-family-complex="'Arial Unicode MS'" style:font-family-generic-complex="system" style:font-pitch-complex="variable" style:font-size-complex="14pt" style:font-style-complex="normal" style:font-weight-complex="normal" fo:hyphenate="true" fo:hyphenation-remain-char-count="2" fo:hyphenation-push-char-count="2"/>
    </style:style>
    <style:style style:name="Title" style:family="paragraph" style:parent-style-name="Heading" style:default-outline-level="" style:class="chapter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#ffffff" fo:keep-with-next="always" style:writing-mode="lr-tb"/>
      <style:text-properties fo:font-variant="normal" fo:text-transform="none" fo:color="#00688f" style:text-outline="false" style:text-line-through-style="none" style:text-line-through-type="none" style:text-position="0% 100%" style:font-name="Ubuntu" fo:font-family="Ubuntu" style:font-pitch="variable" fo:font-size="18pt" fo:letter-spacing="normal" fo:language="en" fo:country="US" fo:font-style="normal" style:text-underline-style="none" fo:font-weight="bold" officeooo:rsid="00156bc7" style:letter-kerning="false" style:font-name-asian="Arial Unicode MS" style:font-family-asian="'Arial Unicode MS'" style:font-family-generic-asian="system" style:font-pitch-asian="variable" style:font-size-asian="18pt" style:font-style-asian="normal" style:font-weight-asian="bold" style:font-name-complex="Arial Unicode MS" style:font-family-complex="'Arial Unicode MS'" style:font-family-generic-complex="system" style:font-pitch-complex="variable" style:font-size-complex="18pt" style:font-style-complex="normal" style:font-weight-complex="bold" fo:hyphenate="true" fo:hyphenation-remain-char-count="2" fo:hyphenation-push-char-count="2"/>
    </style:style>
    <style:style style:name="Body" style:family="paragraph" style:default-outline-level="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#ffffff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family-generic="roman" style:font-pitch="variable" fo:font-size="11pt" fo:letter-spacing="normal" fo:language="en" fo:country="US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1pt" style:font-style-asian="normal" style:font-weight-asian="normal" style:font-name-complex="Arial Unicode MS" style:font-family-complex="'Arial Unicode MS'" style:font-family-generic-complex="system" style:font-pitch-complex="variable" style:font-size-complex="11pt" style:font-style-complex="normal" style:font-weight-complex="normal" fo:hyphenate="true" fo:hyphenation-remain-char-count="2" fo:hyphenation-push-char-count="2"/>
    </style:style>
    <style:style style:name="Table_20_Style_20_1" style:display-name="Table Style 1" style:family="paragraph" style:default-outline-level="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#ffffff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family-generic="roman" style:font-pitch="variable" fo:font-size="10pt" fo:letter-spacing="normal" fo:font-style="normal" style:text-underline-style="none" fo:font-weight="bold" style:letter-kerning="false" style:font-name-asian="Helvetica Neue1" style:font-family-asian="'Helvetica Neue'" style:font-family-generic-asian="system" style:font-pitch-asian="variable" style:font-size-asian="10pt" style:font-style-asian="normal" style:font-weight-asian="bold" style:font-name-complex="Helvetica Neue1" style:font-family-complex="'Helvetica Neue'" style:font-family-generic-complex="system" style:font-pitch-complex="variable" style:font-size-complex="10pt" style:font-style-complex="normal" style:font-weight-complex="bold" fo:hyphenate="true" fo:hyphenation-remain-char-count="2" fo:hyphenation-push-char-count="2"/>
    </style:style>
    <style:style style:name="Table_20_Style_20_2" style:display-name="Table Style 2" style:family="paragraph" style:default-outline-level="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#ffffff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family-generic="roman" style:font-pitch="variable" fo:font-size="10pt" fo:letter-spacing="normal" fo:font-style="normal" style:text-underline-style="none" fo:font-weight="normal" style:letter-kerning="false" style:font-name-asian="Helvetica Neue1" style:font-family-asian="'Helvetica Neue'" style:font-family-generic-asian="system" style:font-pitch-asian="variable" style:font-size-asian="10pt" style:font-style-asian="normal" style:font-weight-asian="normal" style:font-name-complex="Helvetica Neue1" style:font-family-complex="'Helvetica Neue'" style:font-family-generic-complex="system" style:font-pitch-complex="variable" style:font-size-complex="10pt" style:font-style-complex="normal" style:font-weight-complex="normal" fo:hyphenate="true" fo:hyphenation-remain-char-count="2" fo:hyphenation-push-char-count="2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Quotations" style:family="paragraph" style:parent-style-name="Standard" style:class="html"/>
    <style:style style:name="Subtitle" style:family="paragraph" style:parent-style-name="Heading" style:class="chapter"/>
    <style:style style:name="Heading_20_1" style:display-name="Heading 1" style:family="paragraph" style:parent-style-name="Heading" style:class="text">
      <style:paragraph-properties fo:margin-top="0.1in" fo:margin-bottom="0.1in" loext:contextual-spacing="false"/>
      <style:text-properties fo:color="#e9a533" style:font-name="Ubuntu1" fo:font-family="Ubuntu" style:font-style-name="Regular" style:font-pitch="variable"/>
    </style:style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 style:master-page-name="">
      <style:paragraph-properties style:page-number="auto"/>
      <style:text-properties fo:color="#000000" style:font-name="Ubuntu3" fo:font-family="Ubuntu" style:font-style-name="Bold" style:font-pitch="variable" fo:font-size="10pt" fo:font-weight="normal"/>
    </style:style>
    <style:style style:name="Table_20_Heading" style:display-name="Table Heading" style:family="paragraph" style:parent-style-name="Table_20_Contents" style:class="extra"/>
    <style:style style:name="Addressee" style:family="paragraph" style:parent-style-name="Standard" style:class="extra"/>
    <style:style style:name="Salutation" style:family="paragraph" style:parent-style-name="Standard" style:class="text"/>
    <style:style style:name="Endnote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Footnote" style:family="paragraph" style:parent-style-name="Standard" style:class="extra"/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Sender" style:family="paragraph" style:parent-style-name="Standard" style:class="extra"/>
    <style:style style:name="Signature" style:family="paragraph" style:parent-style-name="Standard" style:class="text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Heading_20_4" style:display-name="Heading 4" style:family="paragraph" style:parent-style-name="Heading" style:class="text"/>
    <style:style style:name="Heading_20_5" style:display-name="Heading 5" style:family="paragraph" style:parent-style-name="Heading" style:class="text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Illustration_20_Index_20_Heading" style:display-name="Illustration Index Heading" style:family="paragraph" style:parent-style-name="Heading" style:class="index"/>
    <style:style style:name="Index_20_Heading" style:display-name="Index Heading" style:family="paragraph" style:parent-style-name="Heading" style:class="index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MySQL_20_Heading" style:display-name="MySQL Heading" style:family="paragraph" style:parent-style-name="Text_20_body">
      <style:paragraph-properties fo:margin-top="0in" fo:margin-bottom="0in" loext:contextual-spacing="false" fo:line-height="100%"/>
      <style:text-properties officeooo:rsid="00242519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#00000a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padding="0.0291in" fo:border-left="none" fo:border-right="none" fo:border-top="none" fo:border-bottom="0.06pt solid #000000" style:join-border="false"/>
    </style:style>
    <style:style style:name="MP2" style:family="paragraph" style:parent-style-name="Standard">
      <style:text-properties fo:color="#808080" style:font-name="Ubuntu" fo:font-size="8pt" style:font-size-asian="8pt" style:font-size-complex="8pt"/>
    </style:style>
    <style:style style:name="Mfr1" style:family="graphic" style:parent-style-name="Graphics">
      <style:graphic-properties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6in" fo:margin-left="0.5in" fo:margin-right="0.5in" style:writing-mode="rl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4in" fo:margin-left="0in" fo:margin-right="0in" fo:margin-top="0.3602in" style:dynamic-spacing="true"/>
      </style:footer-style>
    </style:page-layout>
  </office:automatic-styles>
  <office:master-styles>
    <style:master-page style:name="Standard" style:page-layout-name="Mpm1">
      <style:header>
        <text:p text:style-name="Standard"><draw:frame draw:style-name="Mfr1" draw:name="Image1" text:anchor-type="paragraph" svg:width="1.9201in" svg:height="1in" draw:z-index="1"><draw:image xlink:href="Pictures/100000000000012C0000009CB6416E1089DEE307.png" xlink:type="simple" xlink:show="embed" xlink:actuate="onLoad" loext:mime-type="image/png"/></draw:frame></text:p>
      </style:header>
      <style:footer>
        <text:p text:style-name="MP1"/>
        <text:p text:style-name="MP2"><text:file-name text:display="full">H:\repositories\mysql_certification\docs\mysql_tables_and_views.odt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39M16S</meta:editing-duration>
    <meta:editing-cycles>8</meta:editing-cycles>
    <meta:generator>LibreOffice/6.0.4.2$Windows_X86_64 LibreOffice_project/9b0d9b32d5dcda91d2f1a96dc04c645c450872bf</meta:generator>
    <meta:creation-date>2018-06-17T14:04:26.528140786</meta:creation-date>
    <meta:initial-creator>Tim Sanders</meta:initial-creator>
    <dc:date>2018-08-16T16:12:53.184000000</dc:date>
    <meta:document-statistic meta:table-count="1" meta:image-count="1" meta:object-count="0" meta:page-count="2" meta:paragraph-count="63" meta:word-count="376" meta:character-count="2501" meta:non-whitespace-character-count="1919"/>
  </office:meta>
</office:document-meta>
</file>